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SessionHandler.getPropertyNames( Object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SessionHandler.setProperty( Object session , String propert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SessionHandler.getProperty( Object session ,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